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02in"/>
    </style:style>
    <style:style style:name="co2" style:family="table-column">
      <style:table-column-properties fo:break-before="auto" style:column-width="3.81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ro4" style:family="table-row">
      <style:table-row-properties style:row-height="0.811in" fo:break-before="auto" style:use-optimal-row-height="true"/>
    </style:style>
    <style:style style:name="ro5" style:family="table-row">
      <style:table-row-properties style:row-height="0.9701in" fo:break-before="auto" style:use-optimal-row-height="true"/>
    </style:style>
    <style:style style:name="ro6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style:font-name="Liberation Serif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style:vertical-align="bottom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style:font-name="Liberation Serif" fo:font-weight="bold" style:font-weight-asian="bold" style:font-weight-complex="bold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number-columns-repeated="16380" table:default-cell-style-name="ce3"/>
        <table:table-row table:style-name="ro1">
          <table:table-cell table:style-name="ce1" office:value-type="string" calcext:value-type="string">
            <text:p>GSSO</text:p>
          </table:table-cell>
          <table:table-cell table:style-name="ce1" office:value-type="string" calcext:value-type="string">
            <text:p>Homosaurus v2</text:p>
          </table:table-cell>
          <table:table-cell table:style-name="ce1" office:value-type="string" calcext:value-type="string">
            <text:p>Homosaurus v3</text:p>
          </table:table-cell>
          <table:table-cell table:style-name="ce1" office:value-type="string" calcext:value-type="string">
            <text:p>Comments</text:p>
          </table:table-cell>
          <table:table-cell table:style-name="ce7" table:number-columns-repeated="21"/>
          <table:table-cell table:style-name="ce8" table:number-columns-repeated="16359"/>
        </table:table-row>
        <table:table-row table:style-name="ro1">
          <table:table-cell table:style-name="ce2" office:value-type="string" calcext:value-type="string">
            <text:p><text:a xlink:href="http://purl.obolibrary.org/obo/CHEBI_1391" xlink:type="simple">http://purl.obolibrary.org/obo/CHEBI_1391</text:a></text:p>
          </table:table-cell>
          <table:table-cell table:style-name="ce2" office:value-type="string" calcext:value-type="string">
            <text:p><text:a xlink:href="http://homosaurus.org/v2/MDMA" xlink:type="simple">http://homosaurus.org/v2/MDMA</text:a></text:p>
          </table:table-cell>
          <table:table-cell table:style-name="ce2"/>
          <table:table-cell table:style-name="ce5" office:value-type="string" calcext:value-type="string">
            <text:p>Semantic mistake due to redirection in Homosaurus v3</text:p>
          </table:table-cell>
          <table:table-cell table:style-name="ce4" table:number-columns-repeated="21"/>
          <table:table-cell table:style-name="ce8" table:number-columns-repeated="16359"/>
        </table:table-row>
        <table:table-row table:style-name="ro1">
          <table:table-cell table:style-name="ce2" office:value-type="string" calcext:value-type="string">
            <text:p><text:a xlink:href="http://purl.obolibrary.org/obo/GSSO_000404" xlink:type="simple">http://purl.obolibrary.org/obo/GSSO_000404</text:a></text:p>
          </table:table-cell>
          <table:table-cell table:style-name="ce2" office:value-type="string" calcext:value-type="string">
            <text:p><text:a xlink:href="http://homosaurus.org/v2/androgynePeople" xlink:type="simple">http://homosaurus.org/v2/androgynePeople</text:a></text:p>
          </table:table-cell>
          <table:table-cell table:style-name="ce2"/>
          <table:table-cell table:style-name="ce6" office:value-type="string" calcext:value-type="string">
            <text:p>Homosaurus v2 term does not exist anymore</text:p>
          </table:table-cell>
          <table:table-cell table:style-name="ce4" table:number-columns-repeated="21"/>
          <table:table-cell table:style-name="ce8" table:number-columns-repeated="16359"/>
        </table:table-row>
        <table:table-row table:style-name="ro2">
          <table:table-cell table:style-name="ce2" office:value-type="string" calcext:value-type="string">
            <text:p><text:a xlink:href="http://purl.obolibrary.org/obo/GSSO_000513" xlink:type="simple">http://purl.obolibrary.org/obo/GSSO_000513</text:a></text:p>
            <text:p><text:a xlink:href="http://purl.obolibrary.org/obo/GSSO_000521" xlink:type="simple">http://purl.obolibrary.org/obo/GSSO_000521</text:a></text:p>
          </table:table-cell>
          <table:table-cell table:style-name="ce2" office:value-type="string" calcext:value-type="string">
            <text:p><text:a xlink:href="http://homosaurus.org/v2/HIVAIDS" xlink:type="simple">http://homosaurus.org/v2/HIVAIDS</text:a></text:p>
          </table:table-cell>
          <table:table-cell table:style-name="ce2"/>
          <table:table-cell table:style-name="ce5" office:value-type="string" calcext:value-type="string">
            <text:p>Multiple GSSO terms link to one term in Homosaurus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3">
          <table:table-cell table:style-name="ce2" office:value-type="string" calcext:value-type="string">
            <text:p><text:a xlink:href="http://purl.obolibrary.org/obo/GSSO_000756" xlink:type="simple">http://purl.obolibrary.org/obo/GSSO_000756</text:a></text:p>
          </table:table-cell>
          <table:table-cell table:style-name="ce2" office:value-type="string" calcext:value-type="string">
            <text:p><text:a xlink:href="http://homosaurus.org/v2/intercourse" xlink:type="simple">http://homosaurus.org/v2/intercourse</text:a></text:p>
            <text:p><text:a xlink:href="http://homosaurus.org/v2/sexAct" xlink:type="simple">http://homosaurus.org/v2/sexAct</text:a></text:p>
          </table:table-cell>
          <table:table-cell table:style-name="ce2"/>
          <table:table-cell table:style-name="ce5" office:value-type="string" calcext:value-type="string">
            <text:p>Homosaurus v2 link ”https://homosaurus.org/v2/intercourse” does not work anymore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<text:a xlink:href="http://purl.obolibrary.org/obo/GSSO_001551" xlink:type="simple">http://purl.obolibrary.org/obo/GSSO_001551</text:a></text:p>
          </table:table-cell>
          <table:table-cell table:style-name="ce2" office:value-type="string" calcext:value-type="string">
            <text:p><text:a xlink:href="http://homosaurus.org/v2/MRKH" xlink:type="simple">http://homosaurus.org/v2/MRKH</text:a></text:p>
          </table:table-cell>
          <table:table-cell table:style-name="ce2"/>
          <table:table-cell table:style-name="ce5" office:value-type="string" calcext:value-type="string">
            <text:p>Homosaurus v2 link does not work anymore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<text:a xlink:href="http://purl.obolibrary.org/obo/GSSO_001745" xlink:type="simple">http://purl.obolibrary.org/obo/GSSO_001745</text:a></text:p>
          </table:table-cell>
          <table:table-cell table:style-name="ce2" office:value-type="string" calcext:value-type="string">
            <text:p><text:a xlink:href="http://homosaurus.org/v2/aromantic" xlink:type="simple">http://homosaurus.org/v2/aromantic</text:a></text:p>
          </table:table-cell>
          <table:table-cell table:style-name="ce4"/>
          <table:table-cell table:style-name="ce5" office:value-type="string" calcext:value-type="string">
            <text:p>Homosaurus v2 link does not work anymore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4">
          <table:table-cell table:style-name="ce2" office:value-type="string" calcext:value-type="string">
            <text:p><text:a xlink:href="http://purl.obolibrary.org/obo/GSSO_002171" xlink:type="simple">http://purl.obolibrary.org/obo/GSSO_002171</text:a></text:p>
          </table:table-cell>
          <table:table-cell table:style-name="ce2" office:value-type="string" calcext:value-type="string">
            <text:p><text:a xlink:href="http://homosaurus.org/v2/gerontophilia" xlink:type="simple">http://homosaurus.org/v2/gerontophilia</text:a></text:p>
          </table:table-cell>
          <table:table-cell table:style-name="ce2" office:value-type="string" calcext:value-type="string">
            <text:p><text:a xlink:href="https://homosaurus.org/v3/homoit0000586" xlink:type="simple">https://homosaurus.org/v3/homoit0000586</text:a></text:p>
          </table:table-cell>
          <table:table-cell table:style-name="ce5" office:value-type="string" calcext:value-type="string">
            <text:p><text:span text:style-name="T1">Homosaurus v3 link redirects to a different word </text:span><text:span text:style-name="T1"><text:a xlink:href="https://homosaurus.org/v3/homoit0000442" xlink:type="simple">https://homosaurus.org/v3/homoit0000442</text:a></text:span>, which is linked to Homosaurus v2 link <text:a xlink:href="http://homosaurus.org/v2/fetishism" xlink:type="simple">http://homosaurus.org/v2/fetishism</text:a>, which is different than the one given by GSSO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<text:a xlink:href="http://purl.obolibrary.org/obo/GSSO_002301" xlink:type="simple">http://purl.obolibrary.org/obo/GSSO_002301</text:a></text:p>
          </table:table-cell>
          <table:table-cell table:style-name="ce2" office:value-type="string" calcext:value-type="string">
            <text:p><text:a xlink:href="http://homosaurus.org/v2/sistergirl" xlink:type="simple">http://homosaurus.org/v2/sistergirl</text:a></text:p>
          </table:table-cell>
          <table:table-cell table:style-name="ce2"/>
          <table:table-cell table:style-name="ce5" office:value-type="string" calcext:value-type="string">
            <text:p>Homosaurus v2 link does not work anymore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3">
          <table:table-cell table:style-name="ce2" office:value-type="string" calcext:value-type="string">
            <text:p><text:a xlink:href="http://purl.obolibrary.org/obo/GSSO_002313" xlink:type="simple">http://purl.obolibrary.org/obo/GSSO_002313</text:a></text:p>
          </table:table-cell>
          <table:table-cell table:style-name="ce2" office:value-type="string" calcext:value-type="string">
            <text:p><text:a xlink:href="http://homosaurus.org/v2/zenana" xlink:type="simple">http://homosaurus.org/v2/zenana</text:a></text:p>
            <text:p><text:a xlink:href="http://homosaurus.org/v2/zenani" xlink:type="simple">http://homosaurus.org/v2/zenani</text:a></text:p>
          </table:table-cell>
          <table:table-cell table:style-name="ce2" office:value-type="string" calcext:value-type="string">
            <text:p><text:a xlink:href="https://homosaurus.org/v3/homoit0001523" xlink:type="simple">https://homosaurus.org/v3/homoit0001523</text:a></text:p>
            <text:p/>
          </table:table-cell>
          <table:table-cell table:style-name="ce5" office:value-type="string" calcext:value-type="string">
            <text:p>Homosaurus v2 link ”<text:a xlink:href="https://homosaurus.org/v2/zenana" xlink:type="simple">https://homosaurus.org/v2/zenana</text:a>” does not work anymore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<text:a xlink:href="http://purl.obolibrary.org/obo/GSSO_002964" xlink:type="simple">http://purl.obolibrary.org/obo/GSSO_002964</text:a></text:p>
          </table:table-cell>
          <table:table-cell table:style-name="ce2" office:value-type="string" calcext:value-type="string">
            <text:p><text:a xlink:href="http://homosaurus.org/v2/privilege" xlink:type="simple">http://homosaurus.org/v2/privilege</text:a></text:p>
          </table:table-cell>
          <table:table-cell table:style-name="ce4"/>
          <table:table-cell table:style-name="ce5" office:value-type="string" calcext:value-type="string">
            <text:p>Homosaurus v2 link does not work anymore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2">
          <table:table-cell table:style-name="ce2" office:value-type="string" calcext:value-type="string">
            <text:p><text:a xlink:href="http://purl.obolibrary.org/obo/GSSO_006194" xlink:type="simple">http://purl.obolibrary.org/obo/GSSO_006194</text:a></text:p>
          </table:table-cell>
          <table:table-cell table:style-name="ce2" office:value-type="string" calcext:value-type="string">
            <text:p/>
            <text:p>http://homosaurus.org/v2/thirunangai</text:p>
          </table:table-cell>
          <table:table-cell table:style-name="ce2" office:value-type="string" calcext:value-type="string">
            <text:p><text:a xlink:href="https://homosaurus.org/v3/homoit0000065" xlink:type="simple">https://homosaurus.org/v3/homoit0000065</text:a></text:p>
            <text:p/>
          </table:table-cell>
          <table:table-cell table:style-name="ce2" office:value-type="string" calcext:value-type="string">
            <text:p>Homosaurus v2 link is the term “thirunangai” and Homosaurus v3 link is the term “aravani”.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<text:a xlink:href="http://purl.obolibrary.org/obo/GSSO_006361" xlink:type="simple">http://purl.obolibrary.org/obo/GSSO_006361</text:a>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homosaurus.org/v3/homoit0001732" xlink:type="simple">https://homosaurus.org/v3/homoit0001732</text:a></text:p>
          </table:table-cell>
          <table:table-cell table:style-name="ce2" office:value-type="string" calcext:value-type="string">
            <text:p>No v2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<text:a xlink:href="http://purl.obolibrary.org/obo/GSSO_006937" xlink:type="simple">http://purl.obolibrary.org/obo/GSSO_006937</text:a>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homosaurus.org/v3/homoit0001807" xlink:type="simple">https://homosaurus.org/v3/homoit0001807</text:a></text:p>
          </table:table-cell>
          <table:table-cell table:style-name="ce2" office:value-type="string" calcext:value-type="string">
            <text:p>no v2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5">
          <table:table-cell table:style-name="ce2" office:value-type="string" calcext:value-type="string">
            <text:p><text:a xlink:href="http://purl.obolibrary.org/obo/GSSO_007411" xlink:type="simple">http://purl.obolibrary.org/obo/GSSO_007411</text:a></text:p>
          </table:table-cell>
          <table:table-cell table:style-name="ce2" office:value-type="string" calcext:value-type="string">
            <text:p><text:a xlink:href="http://homosaurus.org/v2/childrenOfLGBTQPeople" xlink:type="simple">http://homosaurus.org/v2/childrenOfLGBTQPeople</text:a></text:p>
            <text:p>http://homosaurus.org/v2/childrenOfQueerPeople</text:p>
            <text:p>http://homosaurus.org/v2/daughtersLGBTQ</text:p>
            <text:p>http://homosaurus.org/v2/daughtersOfQueerPeople</text:p>
            <text:p>http://homosaurus.org/v2/sonsLGBTQ</text:p>
            <text:p><text:a xlink:href="http://homosaurus.org/v2/sonsOfQueerPeople" xlink:type="simple">http://homosaurus.org/v2/sonsOfQueerPeople</text:a></text:p>
          </table:table-cell>
          <table:table-cell table:style-name="ce2" office:value-type="string" calcext:value-type="string">
            <text:p>https://homosaurus.org/v3/homoit0000260</text:p>
            <text:p>https://homosaurus.org/v3/homoit0000262</text:p>
            <text:p>https://homosaurus.org/v3/homoit0000330</text:p>
            <text:p>https://homosaurus.org/v3/homoit0000335</text:p>
            <text:p>https://homosaurus.org/v3/homoit0001329</text:p>
            <text:p><text:a xlink:href="https://homosaurus.org/v3/homoit0001334" xlink:type="simple">https://homosaurus.org/v3/homoit0001334</text:a></text:p>
          </table:table-cell>
          <table:table-cell table:style-name="ce2" office:value-type="string" calcext:value-type="string">
            <text:p>only had v3/homoit0000260 in GSSO which replaces </text:p>
            <text:p>v2/childrenOfLGBTQPeople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3">
          <table:table-cell table:style-name="ce2" office:value-type="string" calcext:value-type="string">
            <text:p><text:a xlink:href="http://purl.obolibrary.org/obo/GSSO_007694" xlink:type="simple">http://purl.obolibrary.org/obo/GSSO_007694</text:a></text:p>
          </table:table-cell>
          <table:table-cell table:style-name="ce2" office:value-type="string" calcext:value-type="string">
            <text:p>http://homosaurus.org/v2/bisexualDaughters</text:p>
            <text:p>http://homosaurus.org/v2/bisexualSons</text:p>
            <text:p><text:a xlink:href="http://homosaurus.org/v2/bisexualChildren" xlink:type="simple">http://homosaurus.org/v2/bisexualChildren</text:a></text:p>
          </table:table-cell>
          <table:table-cell table:style-name="ce2" office:value-type="string" calcext:value-type="string">
            <text:p>https://homosaurus.org/v3/homoit0000146</text:p>
            <text:p>https://homosaurus.org/v3/homoit0000186</text:p>
            <text:p><text:a xlink:href="https://homosaurus.org/v3/homoit0000140" xlink:type="simple">https://homosaurus.org/v3/homoit0000140</text:a></text:p>
          </table:table-cell>
          <table:table-cell table:style-name="ce2" office:value-type="string" calcext:value-type="string">
            <text:p>only had v3/homoit0000140 in GSSO which replaces </text:p>
            <text:p>v2/bisexualChildren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5">
          <table:table-cell table:style-name="ce2" office:value-type="string" calcext:value-type="string">
            <text:p><text:a xlink:href="http://purl.obolibrary.org/obo/GSSO_007892" xlink:type="simple">http://purl.obolibrary.org/obo/GSSO_007892</text:a></text:p>
          </table:table-cell>
          <table:table-cell table:style-name="ce2" office:value-type="string" calcext:value-type="string">
            <text:p>http://homosaurus.org/v2/beachesLGBTQ</text:p>
            <text:p>http://homosaurus.org/v2/bisexualBeaches</text:p>
            <text:p>http://homosaurus.org/v2/gayBeaches</text:p>
            <text:p>http://homosaurus.org/v2/lesbianBeaches</text:p>
            <text:p>http://homosaurus.org/v2/queerBeaches</text:p>
            <text:p><text:a xlink:href="http://homosaurus.org/v2/transgenderBeaches" xlink:type="simple">http://homosaurus.org/v2/transgenderBeaches</text:a></text:p>
          </table:table-cell>
          <table:table-cell table:style-name="ce2" office:value-type="string" calcext:value-type="string">
            <text:p>https://homosaurus.org/v3/homoit0000104</text:p>
            <text:p>https://homosaurus.org/v3/homoit0000134</text:p>
            <text:p>https://homosaurus.org/v3/homoit0000476</text:p>
            <text:p>https://homosaurus.org/v3/homoit0000725</text:p>
            <text:p>https://homosaurus.org/v3/homoit0001162</text:p>
            <text:p><text:a xlink:href="https://homosaurus.org/v3/homoit0001395" xlink:type="simple">https://homosaurus.org/v3/homoit0001395</text:a></text:p>
          </table:table-cell>
          <table:table-cell table:style-name="ce2" office:value-type="string" calcext:value-type="string">
            <text:p>only had v3/homoit0000134 in GSSO which replaces </text:p>
            <text:p>v2/bisexualbeaches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6">
          <table:table-cell table:style-name="ce2" office:value-type="string" calcext:value-type="string">
            <text:p><text:a xlink:href="http://purl.obolibrary.org/obo/GSSO_007902" xlink:type="simple">http://purl.obolibrary.org/obo/GSSO_007902</text:a></text:p>
          </table:table-cell>
          <table:table-cell table:style-name="ce2" office:value-type="string" calcext:value-type="string">
            <text:p><text:a xlink:href="http://homosaurus.org/v2/drugs" xlink:type="simple">https://homosaurus.org/v2/crystalmeth</text:a></text:p>
          </table:table-cell>
          <table:table-cell table:style-name="ce2" office:value-type="string" calcext:value-type="string">
            <text:p><text:a xlink:href="https://homosaurus.org/v3/homoit0000320" xlink:type="simple">https://homosaurus.org/v3/homoit0000320</text:a></text:p>
          </table:table-cell>
          <table:table-cell table:style-name="ce2" office:value-type="string" calcext:value-type="string">
            <text:p>both v2/crystalmeth and v3/homoit0000320 in GSSO but </text:p>
            <text:p>v3/homoit0000320 leads to v3/homoit0000380 which leads to v2/drugs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2">
          <table:table-cell table:style-name="ce2" office:value-type="string" calcext:value-type="string">
            <text:p><text:a xlink:href="http://purl.obolibrary.org/obo/GSSO_008190" xlink:type="simple">http://purl.obolibrary.org/obo/GSSO_008190</text:a></text:p>
          </table:table-cell>
          <table:table-cell table:style-name="ce2" office:value-type="string" calcext:value-type="string">
            <text:p>http://homosaurus.org/v2/changingRooms</text:p>
            <text:p><text:a xlink:href="http://homosaurus.org/v2/lockerRooms" xlink:type="simple">http://homosaurus.org/v2/lockerRooms</text:a></text:p>
          </table:table-cell>
          <table:table-cell table:style-name="ce2" office:value-type="string" calcext:value-type="string">
            <text:p>https://homosaurus.org/v3/homoit0000248</text:p>
            <text:p><text:a xlink:href="https://homosaurus.org/v3/homoit0000975" xlink:type="simple">https://homosaurus.org/v3/homoit0000975</text:a></text:p>
          </table:table-cell>
          <table:table-cell table:style-name="ce2" office:value-type="string" calcext:value-type="string">
            <text:p>only had v3/homoit0000248 in GSSO which replaces </text:p>
            <text:p>v2/changingrooms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<text:a xlink:href="http://purl.obolibrary.org/obo/GSSO_008240" xlink:type="simple">http://purl.obolibrary.org/obo/GSSO_008240</text:a>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homosaurus.org/v3/homoit0001783" xlink:type="simple">https://homosaurus.org/v3/homoit0001783</text:a></text:p>
          </table:table-cell>
          <table:table-cell table:style-name="ce2" office:value-type="string" calcext:value-type="string">
            <text:p>no v2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2">
          <table:table-cell table:style-name="ce2" office:value-type="string" calcext:value-type="string">
            <text:p><text:a xlink:href="http://purl.obolibrary.org/obo/GSSO_008255" xlink:type="simple">http://purl.obolibrary.org/obo/GSSO_008255</text:a></text:p>
          </table:table-cell>
          <table:table-cell table:style-name="ce2" office:value-type="string" calcext:value-type="string">
            <text:p><text:a xlink:href="http://homosaurus.org/v2/LGBTQScienceFiction" xlink:type="simple">http://homosaurus.org/v2/LGBTQScienceFiction</text:a></text:p>
          </table:table-cell>
          <table:table-cell table:style-name="ce4"/>
          <table:table-cell table:style-name="ce2" office:value-type="string" calcext:value-type="string">
            <text:p>This doesn't exist in v2 but v2/scienceFictionLGBTQ exists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2">
          <table:table-cell table:style-name="ce2" office:value-type="string" calcext:value-type="string">
            <text:p><text:a xlink:href="http://purl.obolibrary.org/obo/GSSO_008259" xlink:type="simple">http://purl.obolibrary.org/obo/GSSO_008259</text:a></text:p>
          </table:table-cell>
          <table:table-cell table:style-name="ce2" office:value-type="string" calcext:value-type="string">
            <text:p><text:a xlink:href="http://homosaurus.org/v2/LGBTQFantasy" xlink:type="simple">http://homosaurus.org/v2/LGBTQFantasy</text:a></text:p>
          </table:table-cell>
          <table:table-cell table:style-name="ce4"/>
          <table:table-cell table:style-name="ce2" office:value-type="string" calcext:value-type="string">
            <text:p>This doesn't exist in v2 but v2/fantasyFictionLGBTQ exists</text:p>
          </table:table-cell>
          <table:table-cell table:style-name="ce4" table:number-columns-repeated="21"/>
          <table:table-cell table:number-columns-repeated="16359"/>
        </table:table-row>
        <table:table-row table:style-name="ro2">
          <table:table-cell table:style-name="ce2" office:value-type="string" calcext:value-type="string">
            <text:p>http://purl.obolibrary.org/obo/GSSO_008260</text:p>
            <text:p>http://purl.obolibrary.org/obo/GSSO_008261</text:p>
          </table:table-cell>
          <table:table-cell table:style-name="ce2" office:value-type="string" calcext:value-type="string">
            <text:p><text:a xlink:href="http://homosaurus.org/v2/LGBTQMysteryAndDetectiveFiction" xlink:type="simple">http://homosaurus.org/v2/LGBTQMysteryAndDetectiveFiction</text:a></text:p>
          </table:table-cell>
          <table:table-cell table:style-name="ce4"/>
          <table:table-cell table:style-name="ce2" office:value-type="string" calcext:value-type="string">
            <text:p>This doesn't exist in v2 but v2/mysteryAndDetectiveFictionLGBTQ exists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<text:a xlink:href="http://purl.obolibrary.org/obo/GSSO_008280" xlink:type="simple">http://purl.obolibrary.org/obo/GSSO_008280</text:a></text:p>
          </table:table-cell>
          <table:table-cell table:style-name="ce2" office:value-type="string" calcext:value-type="string">
            <text:p><text:a xlink:href="http://homosaurus.org/v2/LGBTQAboriginals" xlink:type="simple">http://homosaurus.org/v2/LGBTQAboriginals</text:a></text:p>
          </table:table-cell>
          <table:table-cell table:style-name="ce4"/>
          <table:table-cell table:style-name="ce2" office:value-type="string" calcext:value-type="string">
            <text:p>Doesn't exist in v2 but v2/LGBTQAboriginalPeople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2">
          <table:table-cell table:style-name="ce2" office:value-type="string" calcext:value-type="string">
            <text:p><text:a xlink:href="http://purl.obolibrary.org/obo/GSSO_008347" xlink:type="simple">http://purl.obolibrary.org/obo/GSSO_008347</text:a></text:p>
          </table:table-cell>
          <table:table-cell table:style-name="ce2" office:value-type="string" calcext:value-type="string">
            <text:p><text:a xlink:href="http://homosaurus.org/v2/LGBTQComicStrips" xlink:type="simple">http://homosaurus.org/v2/LGBTQComicStrips</text:a></text:p>
          </table:table-cell>
          <table:table-cell table:style-name="ce4"/>
          <table:table-cell table:style-name="ce2" office:value-type="string" calcext:value-type="string">
            <text:p>v2 doesn't exist anymore, closest I found is v2/comicsLGBTQ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<text:a xlink:href="http://purl.obolibrary.org/obo/GSSO_008777" xlink:type="simple">http://purl.obolibrary.org/obo/GSSO_008777</text:a>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homosaurus.org/v3/homoit0001808" xlink:type="simple">https://homosaurus.org/v3/homoit0001808</text:a></text:p>
          </table:table-cell>
          <table:table-cell table:style-name="ce2" office:value-type="string" calcext:value-type="string">
            <text:p>no v2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3">
          <table:table-cell table:style-name="ce2" office:value-type="string" calcext:value-type="string">
            <text:p><text:a xlink:href="http://purl.obolibrary.org/obo/GSSO_009418" xlink:type="simple">http://purl.obolibrary.org/obo/GSSO_009418</text:a></text:p>
          </table:table-cell>
          <table:table-cell table:style-name="ce2" office:value-type="string" calcext:value-type="string">
            <text:p>http://homosaurus.org/v2/genderAssignedAtBirth</text:p>
            <text:p><text:a xlink:href="http://homosaurus.org/v2/sexAssignedAtBirth" xlink:type="simple">http://homosaurus.org/v2/sexAssignedAtBirth</text:a></text:p>
          </table:table-cell>
          <table:table-cell table:style-name="ce2" office:value-type="string" calcext:value-type="string">
            <text:p><text:a xlink:href="https://homosaurus.org/v3/homoit0000120" xlink:type="simple">https://homosaurus.org/v3/homoit0000120</text:a></text:p>
            <text:p><text:a xlink:href="https://homosaurus.org/v3/homoit0001268" xlink:type="simple">https://homosaurus.org/v3/homoit0001268</text:a></text:p>
          </table:table-cell>
          <table:table-cell table:style-name="ce2" office:value-type="string" calcext:value-type="string">
            <text:p>v3/homoit0000120 was also included in GSSO, v3/homoit0001268 is</text:p>
            <text:p>the link I added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<text:a xlink:href="http://purl.obolibrary.org/obo/GSSO_012437" xlink:type="simple">http://purl.obolibrary.org/obo/GSSO_012437</text:a>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homosaurus.org/v3/homoit0001770" xlink:type="simple">https://homosaurus.org/v3/homoit0001770</text:a></text:p>
          </table:table-cell>
          <table:table-cell table:style-name="ce2" office:value-type="string" calcext:value-type="string">
            <text:p>no v2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<text:a xlink:href="http://purl.obolibrary.org/obo/GSSO_012443" xlink:type="simple">http://purl.obolibrary.org/obo/GSSO_012443</text:a>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homosaurus.org/v3/homoit0001726" xlink:type="simple">https://homosaurus.org/v3/homoit0001726</text:a></text:p>
          </table:table-cell>
          <table:table-cell table:style-name="ce2" office:value-type="string" calcext:value-type="string">
            <text:p>no v2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<text:a xlink:href="http://purl.obolibrary.org/obo/GSSO_012448" xlink:type="simple">http://purl.obolibrary.org/obo/GSSO_012448</text:a>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homosaurus.org/v3/homoit0001782" xlink:type="simple">https://homosaurus.org/v3/homoit0001782</text:a></text:p>
          </table:table-cell>
          <table:table-cell table:style-name="ce2" office:value-type="string" calcext:value-type="string">
            <text:p>no v2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<text:a xlink:href="http://purl.obolibrary.org/obo/GSSO_012459" xlink:type="simple">http://purl.obolibrary.org/obo/GSSO_012459</text:a>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homosaurus.org/v3/homoit0001784" xlink:type="simple">https://homosaurus.org/v3/homoit0001784</text:a></text:p>
          </table:table-cell>
          <table:table-cell table:style-name="ce2" office:value-type="string" calcext:value-type="string">
            <text:p>no v2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3">
          <table:table-cell table:style-name="ce2" office:value-type="string" calcext:value-type="string">
            <text:p><text:a xlink:href="http://purl.obolibrary.org/obo/NCIT_C124436" xlink:type="simple">http://purl.obolibrary.org/obo/NCIT_C124436</text:a></text:p>
          </table:table-cell>
          <table:table-cell table:style-name="ce2" office:value-type="string" calcext:value-type="string">
            <text:p><text:a xlink:href="http://homosaurus.org/v2/assignedSex" xlink:type="simple">http://homosaurus.org/v2/assignedSex</text:a></text:p>
            <text:p>http://homosaurus.org/v2/sexAssignedAtBirth</text:p>
          </table:table-cell>
          <table:table-cell table:style-name="ce2" office:value-type="string" calcext:value-type="string">
            <text:p><text:a xlink:href="https://homosaurus.org/v3/homoit0001648" xlink:type="simple">https://homosaurus.org/v3/homoit0001648</text:a></text:p>
            <text:p>https://homosaurus.org/v3/homoit0001268</text:p>
          </table:table-cell>
          <table:table-cell table:style-name="ce2" office:value-type="string" calcext:value-type="string">
            <text:p>v3/homoit0001648 and v2/sexAssignedAtBirth was included in GSSO,</text:p>
            <text:p>I added their links to the other versions of homosaurus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6">
          <table:table-cell table:style-name="ce2" office:value-type="string" calcext:value-type="string">
            <text:p><text:a xlink:href="http://purl.obolibrary.org/obo/UBERON_0000996" xlink:type="simple">http://purl.obolibrary.org/obo/UBERON_0000996</text:a></text:p>
          </table:table-cell>
          <table:table-cell table:style-name="ce2" office:value-type="string" calcext:value-type="string">
            <text:p>http://homosaurus.org/v2/vaginas</text:p>
            <text:p><text:a xlink:href="http://homosaurus.org/v2/neovagina" xlink:type="simple">http://homosaurus.org/v2/neovagina</text:a></text:p>
          </table:table-cell>
          <table:table-cell table:style-name="ce2" office:value-type="string" calcext:value-type="string">
            <text:p><text:a xlink:href="https://homosaurus.org/v3/homoit0001488" xlink:type="simple">https://homosaurus.org/v3/homoit0001488</text:a></text:p>
            <text:p>https://homosaurus.org/v3/homoit0001040</text:p>
          </table:table-cell>
          <table:table-cell table:style-name="ce2" office:value-type="string" calcext:value-type="string">
            <text:p>v2/vaginas and v3/homoit0000600 is included in the GSSO,</text:p>
            <text:p>v2/neovagina is also included in GSSO but its link to v3 is not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3">
          <table:table-cell table:style-name="ce2" office:value-type="string" calcext:value-type="string">
            <text:p><text:a xlink:href="http://purl.obolibrary.org/obo/UBERON_0001968" xlink:type="simple">http://purl.obolibrary.org/obo/UBERON_0001968</text:a></text:p>
          </table:table-cell>
          <table:table-cell table:style-name="ce2" office:value-type="string" calcext:value-type="string">
            <text:p>http://homosaurus.org/v2/cum</text:p>
            <text:p><text:a xlink:href="http://homosaurus.org/v2/jizz" xlink:type="simple">http://homosaurus.org/v2/jizz</text:a></text:p>
          </table:table-cell>
          <table:table-cell table:style-name="ce2" office:value-type="string" calcext:value-type="string">
            <text:p><text:a xlink:href="https://homosaurus.org/v3/homoit0000323" xlink:type="simple">https://homosaurus.org/v3/homoit0000323</text:a></text:p>
            <text:p>https://homosaurus.org/v3/homoit0000683</text:p>
          </table:table-cell>
          <table:table-cell table:style-name="ce2" office:value-type="string" calcext:value-type="string">
            <text:p>v2/cum and v3/homoit0000323 is included in the GSSO,</text:p>
            <text:p>v2/jizz is also included in GSSO but its link to v3 is not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<text:a xlink:href="http://purl.obolibrary.org/obo/GSSO_000340" xlink:type="simple">http://purl.obolibrary.org/obo/GSSO_000340</text:a>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homosaurus.org/v3/homoit0001814" xlink:type="simple">https://homosaurus.org/v3/homoit0001814</text:a></text:p>
          </table:table-cell>
          <table:table-cell table:style-name="ce2" office:value-type="string" calcext:value-type="string">
            <text:p>no v2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<text:a xlink:href="http://purl.obolibrary.org/obo/GSSO_000347" xlink:type="simple">http://purl.obolibrary.org/obo/GSSO_000347</text:a>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homosaurus.org/v3/homoit0001779" xlink:type="simple">https://homosaurus.org/v3/homoit0001779</text:a></text:p>
          </table:table-cell>
          <table:table-cell table:style-name="ce2" office:value-type="string" calcext:value-type="string">
            <text:p>no v2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<text:a xlink:href="http://purl.obolibrary.org/obo/GSSO_003197" xlink:type="simple">http://purl.obolibrary.org/obo/GSSO_003197</text:a>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homosaurus.org/v3/homoit0001788" xlink:type="simple">https://homosaurus.org/v3/homoit0001788</text:a></text:p>
          </table:table-cell>
          <table:table-cell table:style-name="ce2" office:value-type="string" calcext:value-type="string">
            <text:p>no v2 in Homosaurus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6">
          <table:table-cell table:style-name="ce2" office:value-type="string" calcext:value-type="string">
            <text:p><text:a xlink:href="http://purl.obolibrary.org/obo/GSSO_003263" xlink:type="simple">http://purl.obolibrary.org/obo/GSSO_003263</text:a></text:p>
          </table:table-cell>
          <table:table-cell table:style-name="ce2" office:value-type="string" calcext:value-type="string">
            <text:p><text:a xlink:href="http://homosaurus.org/v2/clones" xlink:type="simple">http://homosaurus.org/v2/clones</text:a></text:p>
          </table:table-cell>
          <table:table-cell table:style-name="ce2" office:value-type="string" calcext:value-type="string">
            <text:p><text:a xlink:href="https://homosaurus.org/v3/homoit0000284" xlink:type="simple">https://homosaurus.org/v3/homoit0000284</text:a></text:p>
          </table:table-cell>
          <table:table-cell table:style-name="ce2" office:value-type="string" calcext:value-type="string">
            <text:p>v2/clones doesn't exist in v2 anymore, however v2/clonesGayMen existis </text:p>
            <text:p>and the v3 version is v3/homoit0000284 which also is in GSSO.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<text:a xlink:href="http://purl.obolibrary.org/obo/GSSO_003301" xlink:type="simple">http://purl.obolibrary.org/obo/GSSO_003301</text:a>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homosaurus.org/v3/homoit0001781" xlink:type="simple">https://homosaurus.org/v3/homoit0001781</text:a></text:p>
          </table:table-cell>
          <table:table-cell table:style-name="ce2" office:value-type="string" calcext:value-type="string">
            <text:p>no v2 in Homosaurus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6">
          <table:table-cell table:style-name="ce2" office:value-type="string" calcext:value-type="string">
            <text:p><text:a xlink:href="http://purl.obolibrary.org/obo/GSSO_003782" xlink:type="simple">http://purl.obolibrary.org/obo/GSSO_003782</text:a></text:p>
          </table:table-cell>
          <table:table-cell table:style-name="ce2" office:value-type="string" calcext:value-type="string">
            <text:p><text:a xlink:href="http://homosaurus.org/v2/packing" xlink:type="simple">http://homosaurus.org/v2/packing</text:a></text:p>
          </table:table-cell>
          <table:table-cell table:style-name="ce4"/>
          <table:table-cell table:style-name="ce2" office:value-type="string" calcext:value-type="string">
            <text:p>v2/packing is in GSSO but doesn't exist in homosaurus anymore, however</text:p>
            <text:p>there is v2/packingPhallus that links to v3/homoit0001067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3">
          <table:table-cell table:style-name="ce2" office:value-type="string" calcext:value-type="string">
            <text:p><text:a xlink:href="http://purl.obolibrary.org/obo/GSSO_004063" xlink:type="simple">http://purl.obolibrary.org/obo/GSSO_004063</text:a></text:p>
          </table:table-cell>
          <table:table-cell table:style-name="ce2" office:value-type="string" calcext:value-type="string">
            <text:p><text:a xlink:href="http://homosaurus.org/v2/culturallySpecificGenderIdentities" xlink:type="simple">http://homosaurus.org/v2/culturallySpecificGenderIdentities</text:a></text:p>
            <text:p>http://homosaurus.org/v2/thirdGender</text:p>
            <text:p><text:a xlink:href="http://homosaurus.org/v2/thirdGenderPeople" xlink:type="simple">http://homosaurus.org/v2/thirdGenderPeople</text:a></text:p>
          </table:table-cell>
          <table:table-cell table:style-name="ce2" office:value-type="string" calcext:value-type="string">
            <text:p>-</text:p>
            <text:p>https://homosaurus.org/v3/homoit0001368</text:p>
            <text:p><text:a xlink:href="https://homosaurus.org/v3/homoit0001369" xlink:type="simple">https://homosaurus.org/v3/homoit0001369</text:a></text:p>
          </table:table-cell>
          <table:table-cell table:style-name="ce2" office:value-type="string" calcext:value-type="string">
            <text:p>v2/culturallySpecificGenderIdentities is in GSSO but doesn't exist in</text:p>
            <text:p>Homosaurus anymore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2">
          <table:table-cell table:style-name="ce2" office:value-type="string" calcext:value-type="string">
            <text:p><text:a xlink:href="http://purl.obolibrary.org/obo/GSSO_007682" xlink:type="simple">http://purl.obolibrary.org/obo/GSSO_007682</text:a></text:p>
          </table:table-cell>
          <table:table-cell table:style-name="ce2" office:value-type="string" calcext:value-type="string">
            <text:p><text:a xlink:href="http://homosaurus.org/v2/wommin" xlink:type="simple">http://homosaurus.org/v2/wommin</text:a></text:p>
          </table:table-cell>
          <table:table-cell table:style-name="ce4"/>
          <table:table-cell table:style-name="ce2" office:value-type="string" calcext:value-type="string">
            <text:p>v2/wommin is in GSSO but doesn't exist in Homosaurus anymore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2">
          <table:table-cell table:style-name="ce2" office:value-type="string" calcext:value-type="string">
            <text:p><text:a xlink:href="http://purl.obolibrary.org/obo/GSSO_007692" xlink:type="simple">http://purl.obolibrary.org/obo/GSSO_007692</text:a></text:p>
          </table:table-cell>
          <table:table-cell table:style-name="ce2" office:value-type="string" calcext:value-type="string">
            <text:p><text:a xlink:href="http://homosaurus.org/v2/LGBTQLove" xlink:type="simple">http://homosaurus.org/v2/LGBTQLove</text:a></text:p>
            <text:p>http://homosaurus.org/v2/beingInLove</text:p>
          </table:table-cell>
          <table:table-cell table:style-name="ce2" office:value-type="string" calcext:value-type="string">
            <text:p><text:a xlink:href="https://homosaurus.org/v3/homoit0000107" xlink:type="simple">https://homosaurus.org/v3/homoit0000107</text:a></text:p>
          </table:table-cell>
          <table:table-cell table:style-name="ce2" office:value-type="string" calcext:value-type="string">
            <text:p>both in v2 lead to the link in v3, however only v2/beingInLove is in GSSO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6">
          <table:table-cell table:style-name="ce2" office:value-type="string" calcext:value-type="string">
            <text:p><text:a xlink:href="http://purl.obolibrary.org/obo/GSSO_008914" xlink:type="simple">http://purl.obolibrary.org/obo/GSSO_008914</text:a></text:p>
          </table:table-cell>
          <table:table-cell table:style-name="ce2" office:value-type="string" calcext:value-type="string">
            <text:p><text:a xlink:href="http://homosaurus.org/v2/passingSexuality" xlink:type="simple">http://homosaurus.org/v2/passingSexuality</text:a></text:p>
          </table:table-cell>
          <table:table-cell table:style-name="ce4"/>
          <table:table-cell table:style-name="ce2" office:value-type="string" calcext:value-type="string">
            <text:p>v2/passingSexuality doesn't exist in Homosaurus even though it is in </text:p>
            <text:p>GSSO, however there is v3/homoit0001901 which is Passing (Sexuality)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<text:a xlink:href="http://purl.obolibrary.org/obo/GSSO_012414" xlink:type="simple">http://purl.obolibrary.org/obo/GSSO_012414</text:a>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homosaurus.org/v3/homoit0001789" xlink:type="simple">https://homosaurus.org/v3/homoit0001789</text:a></text:p>
          </table:table-cell>
          <table:table-cell table:style-name="ce2" office:value-type="string" calcext:value-type="string">
            <text:p>no v2 in Homosaurus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6">
          <table:table-cell table:style-name="ce2" office:value-type="string" calcext:value-type="string">
            <text:p><text:a xlink:href="http://purl.obolibrary.org/obo/GSSO_012582" xlink:type="simple">http://purl.obolibrary.org/obo/GSSO_012582</text:a></text:p>
          </table:table-cell>
          <table:table-cell table:style-name="ce2" office:value-type="string" calcext:value-type="string">
            <text:p><text:a xlink:href="http://homosaurus.org/v2/binding" xlink:type="simple">http://homosaurus.org/v2/binding</text:a></text:p>
          </table:table-cell>
          <table:table-cell table:style-name="ce4"/>
          <table:table-cell table:style-name="ce2" office:value-type="string" calcext:value-type="string">
            <text:p>v2/binding is in GSSO but doesn't exist in Homosaurus anymore, however</text:p>
            <text:p>there is v2/bindingChest which links to v3/homoit0000114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2">
          <table:table-cell table:style-name="ce2" office:value-type="string" calcext:value-type="string">
            <text:p><text:a xlink:href="http://purl.bioontology.org/ontology/MESH/D012746" xlink:type="simple">http://purl.bioontology.org/ontology/MESH/D012746</text:a></text:p>
          </table:table-cell>
          <table:table-cell table:style-name="ce2" office:value-type="string" calcext:value-type="string">
            <text:p>http://homosaurus.org/v2/virginity</text:p>
            <text:p>https://homosaurus.org/v2/sexualAbstinence</text:p>
          </table:table-cell>
          <table:table-cell table:style-name="ce2" office:value-type="string" calcext:value-type="string">
            <text:p><text:a xlink:href="https://homosaurus.org/v3/homoit0001493" xlink:type="simple">https://homosaurus.org/v3/homoit0001493</text:a></text:p>
            <text:p>https://homosaurus.org/v3/homoit0001282</text:p>
          </table:table-cell>
          <table:table-cell table:style-name="ce2" office:value-type="string" calcext:value-type="string">
            <text:p>v3/homoit0001282 is the only one of the four IDs that isn't in GSSO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16359"/>
        </table:table-row>
        <table:table-row table:style-name="ro3">
          <table:table-cell table:style-name="ce2" office:value-type="string" calcext:value-type="string">
            <text:p><text:a xlink:href="http://purl.obolibrary.org/obo/GSSO_002327" xlink:type="simple">http://purl.obolibrary.org/obo/GSSO_002327</text:a></text:p>
          </table:table-cell>
          <table:table-cell table:style-name="ce2" office:value-type="string" calcext:value-type="string">
            <text:p>http://homosaurus.org/v2/mtxs</text:p>
            <text:p>http://homosaurus.org/v2/XJenda</text:p>
            <text:p><text:a xlink:href="http://homosaurus.org/v2/ftxs" xlink:type="simple">http://homosaurus.org/v2/ftxs</text:a></text:p>
          </table:table-cell>
          <table:table-cell table:style-name="ce2" office:value-type="string" calcext:value-type="string">
            <text:p>https://homosaurus.org/v3/homoit0001027</text:p>
            <text:p><text:a xlink:href="https://homosaurus.org/v3/homoit0001518" xlink:type="simple">https://homosaurus.org/v3/homoit0001518</text:a></text:p>
            <text:p><text:a xlink:href="https://homosaurus.org/v3/homoit0000457" xlink:type="simple">https://homosaurus.org/v3/homoit0000457</text:a></text:p>
          </table:table-cell>
          <table:table-cell table:style-name="ce2" office:value-type="string" calcext:value-type="string">
            <text:p>All v2 are in GSSO and v3/homoit0001518 is also in GSSO</text:p>
          </table:table-cell>
          <table:table-cell table:style-name="ce4" table:number-columns-repeated="21"/>
          <table:table-cell table:number-columns-repeated="16359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6:46:25.199000000</meta:creation-date>
    <dc:date>2024-05-29T18:45:33.508000000</dc:date>
    <meta:editing-duration>P1DT1H59M6S</meta:editing-duration>
    <meta:editing-cycles>6</meta:editing-cycles>
    <meta:generator>LibreOffice/7.4.5.1$Windows_X86_64 LibreOffice_project/9c0871452b3918c1019dde9bfac75448afc4b57f</meta:generator>
    <meta:document-statistic meta:table-count="1" meta:cell-count="1078" meta:object-count="0"/>
  </office:meta>
</office:document-meta>
</file>